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fo:font-weight="bold" style:font-weight-asian="bold" style:font-weight-complex="bold" fo:font-size="14pt" style:font-size-asian="14pt" style:font-size-complex="14pt"/>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 style:parent-style-name="Standard" style:family="paragraph">
      <style:paragraph-properties fo:text-align="justify"/>
      <style:text-properties fo:font-weight="bold" style:font-weight-asian="bold" style:font-weight-complex="bold"/>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9" style:parent-style-name="Standard" style:family="paragraph">
      <style:paragraph-properties fo:text-align="justify"/>
    </style:style>
    <style:style style:name="P2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1" style:parent-style-name="Standard" style:family="paragraph">
      <style:paragraph-properties fo:break-before="page" fo:text-align="justify"/>
      <style:text-properties fo:font-weight="bold" style:font-weight-asian="bold" style:font-weight-complex="bold" fo:font-size="14pt" style:font-size-asian="14pt" style:font-size-complex="14pt"/>
    </style:style>
    <style:style style:name="P2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T26" style:parent-style-name="Fuentedepárrafopredeter." style:family="text">
      <style:text-properties fo:font-weight="bold" style:font-weight-asian="bold" style:font-weight-complex="bold" fo:font-size="14pt" style:font-size-asian="14pt" style:font-size-complex="14pt"/>
    </style:style>
    <style:style style:name="T27" style:parent-style-name="Fuentedepárrafopredeter." style:family="text">
      <style:text-properties fo:font-weight="bold" style:font-weight-asian="bold" style:font-weight-complex="bold" fo:font-size="14pt" style:font-size-asian="14pt" style:font-size-complex="14pt"/>
    </style:style>
    <style:style style:name="T28" style:parent-style-name="Fuentedepárrafopredeter." style:family="text">
      <style:text-properties fo:font-weight="bold" style:font-weight-asian="bold" style:font-weight-complex="bold" fo:font-size="14pt" style:font-size-asian="14pt" style:font-size-complex="14pt"/>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4" style:parent-style-name="Standard" style:family="paragraph">
      <style:paragraph-properties fo:text-align="justify"/>
    </style:style>
  </office:automatic-styles>
  <office:body>
    <office:text text:use-soft-page-breaks="true">
      <text:p text:style-name="P1">¿Qué tenemos aquí?</text:p>
      <text:p text:style-name="P2"/>
      <text:p text:style-name="P3">Hemos desarrollado la parte lógica de un terminal punto de venta totalmente funcional, con extras como descuentos personalizados, catálogo online con bajo consumo<text:s/>de memoria, pues sólo almacena los productos vendidos más a menudo, o la entrada de comandos y salida de tickets muy extensible. Para ello, se adjunta el diagrama de clases UML utilizado y se describen a continuación los puntos de variación y la forma en la que los hemos enfrentado, con sus pros y sus contras. Esperamos que sirva tanto para el entendimiento de lo que existe como para vislumbrar la forma más rápida en la que puede crecer el sistema según lo diseñado.</text:p>
      <text:p text:style-name="P4"/>
      <text:p text:style-name="P5">¿Y cómo lo utilizo?</text:p>
      <text:p text:style-name="P6"/>
      <text:p text:style-name="P7">Pues como seguramente habrás deducido, la clase Sistema se encarga de coordinar a las demás, así que si quieres utilizarlo como API debes echarle un vistazo a las funciones que te ofrece Sistema. El flujo normal que utilizaría el programa sería un “inicializar” sobre una caja registradora y los modos de entrada y salida. Para que funcione correctamente deben usarse opciones válidas en el archivo de configuración “TPV.properties”. Tras ello se llamaría al “run” del sistema sin argumentos para automatizarlo (dependiente siempre<text:s/>del modo de entrada anteriormente inicializado) o con un comando como argumento, permitiendo así dirigir la ejecución mediante código.</text:p>
      <text:p text:style-name="P8"/>
      <text:p text:style-name="P9">¿Sistema dices?</text:p>
      <text:p text:style-name="P10"/>
      <text:p text:style-name="P11">Sí, Sistema. No es un nombre muy original en el mundo del software, pero si el más directo en pensar en el PATRÓN FAÇADE. Así, como indica el nombre del patrón, Sistema es una fachada entre la parte externa al programa y la interna. Sistema recibe peticiones “sencillas” y se encarga de descomponer estas peticiones en llamadas a cada una de las clases implicadas. Si, por ejemplo, desarrollamos una interfaz gráfica para la aplicación, Sistema permitirá que podamos variar la lógica del programa e incluso nombres de funciones y, siempre y cuando la interfaz de Sistema se mantenga intacta, no afectará a la interfaz gráfica, que hace uso de las funciones inalterables de Sistema.</text:p>
      <text:p text:style-name="P12"/>
      <text:p text:style-name="P13">¿Por qué tantas clases de comandos?</text:p>
      <text:p text:style-name="P14"/>
      <text:p text:style-name="P15">Hemos utilizado el PATRÓN de diseño COMMAND para la ejecución de acciones en Sistema. Automáticamente Sistema reconoce cualquier objeto de tipo Comando y lo puede “ejecutar”, dando cómo resultado una llamada a alguna de las propias funciones de Sistema. Esto permite llevar un registro de los comandos ejecutados, una fácil implementación de “rollback” a partir de dicho registro y un conveniente desacoplamiento de Entrada hacia Sistema.</text:p>
      <text:p text:style-name="P16"/>
      <text:p text:style-name="P17">Entonces, ¿qué tipos de entrada de comandos puedo usar?</text:p>
      <text:p text:style-name="P18"/>
      <text:p text:style-name="P19">Lamentablemente y por el momento sólo una. Pero eso no es necesariamente algo malo. Ya está previsto que tanto Entrada como Salida pueden variar en un futuro. De ahí<text:s/>los modos que hablabamos antes en “inicializar” de Sistema. Para ello nos ha sido útil el PATRÓN STRATEGY, gracias al cual podemos abstraer Entrada y Salida cómo interfaces de algoritmos que nos devuelvan los comandos y extraigan tickets de venta respectivamente. Ahora la implementación es en XML para ambos casos, pero añadir más es tan fácil como hacer una nueva clase que extienda Entrada o Salida. Cabe destacar también el puente utilizado entre Sistema y Entrada (ComandoFactory) y entre Sistema y Salida<text:s/>(PuenteSalida). Ambos se encargan de desentrañar qué tipo de entrada usar en vez de incrementar el código de Sistema innecesariamente.</text:p>
      <text:p text:style-name="P20"/>
      <text:p text:style-name="P21">El Catálogo debería ser único para todos.</text:p>
      <text:p text:style-name="P22"/>
      <text:p text:style-name="P23">Cierto es y contemplado está. Gracias al PATRÓN SINGLETON, presente tanto en<text:s/>Catalogo como en clases de utilidad como Propiedades o incluso el propio Sistema, es uno de los patrones más conocidos y controla precisamente que cada clase tenga una instancia estática de si misma, prohibiendo además instanciaciones externas. Así, sólo hay un objeto de cada “singleton” en cada ejecución. El problema podría llegar si se decidiese próximamente que el catálogo no sea único, pero es algo poco probable.</text:p>
      <text:p text:style-name="P24"/>
      <text:p text:style-name="P25"><text:span text:style-name="T26">Si esto cr</text:span><text:span text:style-name="T27">ece podríamos necesitar nuevas ó</text:span><text:span text:style-name="T28">rdenes para el programa.</text:span></text:p>
      <text:p text:style-name="P29"/>
      <text:p text:style-name="P30">Tranquilo, para el desarrollo de Comando hemos utilizado el PATRÓN ABSTRACT FACTORY simplificado, también conocido como simple factory. Así, la factoría se encarga de crear los comandos<text:bookmark-start text:name="_GoBack"/><text:bookmark-end text:name="_GoBack"/><text:s/>para el Sistema, quitándole esta responsabilidad. Si aparecen comandos nuevos, se le indica<text:s/>a la factoría como crearlos y listo. Sistema seguirá haciendo “ejecutar” para cualquier Comando.</text:p>
      <text:p text:style-name="P31"/>
      <text:p text:style-name="P32">Muchos descuentos pero, ¿si quiero nuevos?</text:p>
      <text:p text:style-name="P33"/>
      <text:p text:style-name="P34">Parece pues que eres alguien generoso (o experto en marketing). Sólo es necesario extender a Descuento y hacer bien la función “aplicarDescuento”. Cada venta tiene su propia lista de descuentos y los aplica según la política que diga el properties (todos, el mayor...). Es también una aplicación del PATRÓN STRATEG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aúl Loza Martínez</meta:initial-creator>
    <dc:creator>HanHelsing</dc:creator>
    <meta:creation-date>2011-05-14T20:25:00Z</meta:creation-date>
    <dc:date>2011-05-20T10:25:00Z</dc:date>
    <meta:template xlink:href="Normal" xlink:type="simple"/>
    <meta:editing-cycles>6</meta:editing-cycles>
    <meta:editing-duration>PT2340S</meta:editing-duration>
    <meta:document-statistic meta:page-count="1" meta:paragraph-count="9" meta:word-count="728" meta:character-count="4729" meta:row-count="33" meta:non-whitespace-character-count="4010"/>
  </office:meta>
</office:document-meta>
</file>